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82e" officeooo:paragraph-rsid="0008082e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65614" officeooo:paragraph-rsid="00065614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8082e" officeooo:paragraph-rsid="0008082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08082e" style:font-size-asian="11pt" style:font-style-asian="normal" style:font-weight-asian="normal" style:text-emphasize="none"/>
    </style:style>
    <style:style style:name="T3" style:family="text">
      <style:text-properties officeooo:rsid="00082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rver:</text:span></text:p>
      <text:p text:style-name="P2"><text:span text:style-name="T1">- Tổ chức lưu trữ các file</text:span></text:p>
      <text:p text:style-name="P2"><text:span text:style-name="T1">- Lưu trữ danh sách file, gửi cho client nếu được yêu cầu</text:span></text:p>
      <text:p text:style-name="P2"><text:span text:style-name="T1">- Quản lý csdl (mysql) để lưu trữ thông tin đăng ký cho các user</text:span></text:p>
      <text:p text:style-name="P2"><text:span text:style-name="T1">- Gửi file mà user yêu cầu.</text:span></text:p>
      <text:p text:style-name="P2"><text:span text:style-name="T1">- Nhận và lưu trữ lại file mà user upload lên.</text:span></text:p>
      <text:p text:style-name="P2"><text:span text:style-name="T1">Client:</text:span></text:p>
      <text:p text:style-name="P2"><text:span text:style-name="T1">- Yêu cầu đăng ký/đăng nhập</text:span></text:p>
      <text:p text:style-name="P2"><text:span text:style-name="T1">- Liệt kê danh sách file mà server quản lý</text:span></text:p>
      <text:p text:style-name="P2"><text:span text:style-name="T1">- Cho người dùng chọn và gửi yêu cầu tải file về</text:span></text:p>
      <text:p text:style-name="P2"><text:span text:style-name="T1"/></text:p>
      <text:p text:style-name="P3"><text:span text:style-name="T1">Phân tích yêu cầu:</text:span></text:p>
      <text:p text:style-name="P3"><text:span text:style-name="T1"/></text:p>
      <text:p text:style-name="P3"><text:span text:style-name="T1">Giao diện phía client</text:span></text:p>
      <text:p text:style-name="P3"><text:span text:style-name="T1"/></text:p>
      <text:p text:style-name="P3"><text:span text:style-name="T1">Đăng ký tài khoản mới</text:span></text:p>
      <text:p text:style-name="P3"><text:span text:style-name="T1">Login</text:span></text:p>
      <text:p text:style-name="P4"><text:span text:style-name="T1">Sau khi đã login thành công thì có giao diện sau:</text:span></text:p>
      <text:p text:style-name="P4"><text:span text:style-name="T1"/></text:p>
      <text:p text:style-name="P3"><text:span text:style-name="T2">1</text:span><text:span text:style-name="T1">. Liệt kê danh sách các file mà server quản lý</text:span></text:p>
      <text:p text:style-name="P3"><text:span text:style-name="T2">2</text:span><text:span text:style-name="T1">. Tải file theo yêu cầu</text:span></text:p>
      <text:p text:style-name="P4"><text:span text:style-name="T1">3. Upload file mới</text:span></text:p>
      <text:p text:style-name="P2"><text:span text:style-name="T1"/></text:p>
      <text:p text:style-name="P4"><text:span text:style-name="T1">Thông tin cần thiết của 1 tài khoản mới</text:span></text:p>
      <text:p text:style-name="P4"><text:span text:style-name="T1">username: string(30), password: string (15)</text:span></text:p>
      <text:p text:style-name="P4"><text:span text:style-name="T1">Đăng kí xong thì gửi tin nhắn create account completed từ server</text:span></text:p>
      <text:p text:style-name="Standard"/>
      <text:p text:style-name="P1">Login: Nhập username và <text:s/>password, nếu đúng thì <text:span text:style-name="T3">chuyển đến màn hình 3 chức năng về file của cl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20:28.819997966</meta:creation-date>
    <dc:date>2016-11-08T17:13:50.898556349</dc:date>
    <meta:editing-duration>PT38M1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22" meta:word-count="174" meta:character-count="798" meta:non-whitespace-character-count="645"/>
  </office:meta>
</office:document-meta>
</file>